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測試標題</text:p>
      <text:p text:style-name="Text_20_body">這是 reStructuredText 測試。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>測試標題</dc:title>
    <dc:description/>
    <dc:subject/>
    <meta:keyword/>
    <meta:initial-creator/>
    <dc:creator/>
    <meta:creation-date>2026-01-24T13:22:13Z</meta:creation-date>
    <dc:date>2026-01-24T13:22:13Z</dc:date>
  </office:meta>
</office:document-meta>
</file>